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Biryani" svg:font-family="Biryan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_20__28_Rounded_29_" svg:stroke-width="0.8cm" svg:stroke-color="#fee100" draw:marker-start-width="1.4cm" draw:marker-end-width="1.4cm" svg:stroke-linecap="round" draw:fill="none" draw:textarea-horizontal-align="justify" draw:textarea-vertical-align="middle" draw:auto-grow-height="false" fo:min-height="2.093cm" fo:min-width="5.886cm" fo:padding-top="0.525cm" fo:padding-bottom="0.525cm" fo:padding-left="0.65cm" fo:padding-right="0.65cm" loext:decorative="false"/>
    </style:style>
    <style:style style:name="gr2" style:family="graphic" style:parent-style-name="standard" style:list-style-name="L1">
      <style:graphic-properties svg:stroke-width="0.8cm" svg:stroke-color="#fee100" draw:marker-start-width="1.4cm" draw:marker-end-width="1.4cm" draw:fill="none" draw:textarea-horizontal-align="justify" draw:textarea-vertical-align="middle" draw:auto-grow-height="false" fo:min-height="2.093cm" fo:min-width="5.886cm" fo:padding-top="0.525cm" fo:padding-bottom="0.525cm" fo:padding-left="0.65cm" fo:padding-right="0.65cm" draw:shadow="hidden" drawooo:fontwork-style="rotate" drawooo:fontwork-adjust="right" drawooo:fontwork-distance="-0.2cm" drawooo:fontwork-start="2.9cm" drawooo:fontwork-mirror="true" drawooo:fontwork-outline="false" drawooo:fontwork-shadow-offset-x="0cm" drawooo:fontwork-shadow-offset-y="0cm" loext:decorative="false"/>
    </style:style>
    <style:style style:name="gr3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2.103cm" fo:min-width="7.5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53cm" svg:stroke-color="#fee100" svg:stroke-opacity="100%" draw:stroke-linejoin="miter" svg:stroke-linecap="butt" draw:fill="solid" draw:fill-color="#fee100" draw:opacity="100%" draw:textarea-horizontal-align="center" draw:textarea-vertical-align="middle" draw:auto-grow-height="false" draw:auto-grow-width="false" fo:min-height="2.824cm" fo:min-width="2.51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ot" svg:stroke-width="0.053cm" svg:stroke-color="#000000" svg:stroke-opacity="100%" draw:stroke-linejoin="miter" svg:stroke-linecap="butt" draw:fill="solid" draw:fill-color="#fdfdfd" draw:opacity="100%" draw:textarea-horizontal-align="center" draw:textarea-vertical-align="middle" draw:auto-grow-height="false" draw:auto-grow-width="false" fo:min-height="2.103cm" fo:min-width="7.5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svg:stroke-width="0.8cm" svg:stroke-color="#fee100" draw:marker-start-width="1.4cm" draw:marker-end-width="1.4cm" draw:fill="none" draw:textarea-horizontal-align="justify" draw:textarea-vertical-align="middle" draw:auto-grow-height="false" fo:min-height="2.093cm" fo:min-width="5.886cm" fo:padding-top="0.525cm" fo:padding-bottom="0.525cm" fo:padding-left="0.65cm" fo:padding-right="0.65cm" draw:shadow="hidden" drawooo:fontwork-style="rotate" drawooo:fontwork-adjust="right" drawooo:fontwork-distance="-0.2cm" drawooo:fontwork-start="2.9cm" drawooo:fontwork-mirror="true" drawooo:fontwork-outline="false" drawooo:fontwork-shadow-offset-x="0cm" drawooo:fontwork-shadow-offset-y="0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2.103cm" fo:min-width="11.77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fee100" svg:stroke-opacity="100%" draw:stroke-linejoin="miter" svg:stroke-linecap="butt" draw:fill="solid" draw:fill-color="#fee100" draw:opacity="100%" draw:textarea-horizontal-align="center" draw:textarea-vertical-align="middle" draw:auto-grow-height="false" draw:auto-grow-width="false" fo:min-height="2.824cm" fo:min-width="2.51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min-height="7.062cm" fo:min-width="1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4.968cm" fo:min-width="17.247cm" fo:padding-top="0.127cm" fo:padding-bottom="0.127cm" fo:padding-left="0.254cm" fo:padding-right="0.254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4.968cm" fo:min-width="17.247cm" fo:padding-top="0.127cm" fo:padding-bottom="0.127cm" fo:padding-left="0.254cm" fo:padding-right="0.254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r1" style:family="presentation" style:parent-style-name="Master1-Layout1-title-Title-Slide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Biryani"/>
    </style:style>
    <style:style style:name="P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Biryani"/>
    </style:style>
    <style:style style:name="P5" style:family="paragraph">
      <loext:graphic-properties draw:fill="solid" draw:fill-color="#fee100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Biryani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color="#000000" loext:opacity="100%" style:font-name="Biryani"/>
    </style:style>
    <style:style style:name="P7" style:family="paragraph">
      <loext:graphic-properties draw:fill="solid" draw:fill-color="#fdfdfd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color="#000000" loext:opacity="100%" style:font-name="Biryani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/>
      </style:paragraph-properties>
      <style:text-properties style:font-name="Raleway"/>
    </style:style>
    <style:style style:name="P10" style:family="paragraph">
      <style:paragraph-properties fo:margin-left="0cm" fo:margin-right="0cm" fo:margin-top="0cm" fo:margin-bottom="0.106cm" fo:line-height="100%" fo:text-align="start" fo:text-indent="0cm" style:punctuation-wrap="hanging" loext:tab-stop-distance="0cm" style:writing-mode="lr-tb">
        <style:tab-stops/>
      </style:paragraph-properties>
      <style:text-properties style:font-name="Raleway"/>
    </style:style>
    <style:style style:name="P11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style:font-name="Raleway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ryani" fo:font-size="100pt" fo:font-style="normal" fo:text-shadow="none" style:text-underline-style="none" fo:font-weight="normal" style:letter-kerning="true" style:font-name-asian="Noto Sans CJK SC" style:font-size-asian="100pt" style:font-style-asian="normal" style:font-weight-asian="normal" style:font-name-complex="Lohit Devanagari" style:font-size-complex="10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ryani" fo:font-size="100pt" fo:font-style="normal" fo:text-shadow="none" style:text-underline-style="none" fo:font-weight="normal" style:letter-kerning="true" style:font-name-asian="Noto Sans CJK SC" style:font-size-asian="100pt" style:font-style-asian="normal" style:font-weight-asian="normal" style:font-name-complex="Lohit Devanagari" style:font-size-complex="10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iryan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iryani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iryan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aleway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aleway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ryani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0pt" style:font-style-asian="normal" style:font-weight-asian="normal" style:font-name-complex="Lohit Devanagari" style:font-size-complex="10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33">
        <draw:custom-shape draw:style-name="gr1" draw:text-style-name="P1" draw:layer="layout" svg:width="10.16cm" svg:height="4.445cm" svg:x="6.685cm" svg:y="7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16cm" svg:height="4.445cm" svg:x="16.845cm" svg:y="7.714cm" svg:viewBox="0 0 10161 4446" svg:d="M10161 2223c0 390-235 774-681 1112-446 337-1087 618-1859 813-773 195-1649 298-2540 298-892 0-1768-103-2541-298-772-195-1413-476-1859-813-446-338-681-722-681-1112s235-774 681-1111c446-338 1087-619 1859-814 773-195 1649-298 2540-298 892 0 1768 103 2541 298 772 195 1413 476 1859 813 446 338 681 722 681 1112z">
          <text:p/>
        </draw:path>
        <draw:custom-shape draw:name="Rectangle: Rounded Corners 4" draw:style-name="gr3" draw:text-style-name="P4" draw:layer="layout" svg:width="8.267cm" svg:height="2.611cm" svg:x="12.7cm" svg:y="8.674cm">
          <text:p text:style-name="P3"><text:span text:style-name="T1">NEXU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5" draw:style-name="gr3" draw:text-style-name="P4" draw:layer="layout" svg:width="8.267cm" svg:height="2.611cm" svg:x="22.225cm" svg:y="8.674cm">
          <text:p text:style-name="P3"><text:span text:style-name="T1">NERV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2" draw:style-name="gr4" draw:text-style-name="P5" draw:layer="layout" svg:width="4.277cm" svg:height="4.352cm" svg:x="13.97cm" svg:y="1.835cm">
          <text:p text:style-name="P3"><text:span text:style-name="T2">N²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: Rounded Corners 7" draw:style-name="gr5" draw:text-style-name="P7" draw:layer="layout" svg:width="8.267cm" svg:height="2.611cm" svg:x="3.175cm" svg:y="8.674cm">
          <text:p text:style-name="P6"><text:span text:style-name="T3">OFF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path draw:style-name="gr7" draw:text-style-name="P2" draw:layer="layout" svg:width="10.16cm" svg:height="4.445cm" svg:x="12.071cm" svg:y="8.889cm" svg:viewBox="0 0 10161 4446" svg:d="M10161 2223c0 390-235 774-681 1112-446 337-1087 618-1859 813-773 195-1649 298-2540 298-892 0-1768-103-2541-298-772-195-1413-476-1859-813-446-338-681-722-681-1112s235-774 681-1111c446-338 1087-619 1859-814 773-195 1649-298 2540-298 892 0 1768 103 2541 298 772 195 1413 476 1859 813 446 338 681 722 681 1112z">
          <text:p/>
        </draw:path>
        <draw:g draw:style-name="gr8">
          <draw:custom-shape draw:name="Rectangle: Rounded Corners 8" draw:style-name="gr3" draw:text-style-name="P4" draw:layer="layout" svg:width="8.267cm" svg:height="2.611cm" svg:x="8.255cm" svg:y="9.849cm">
            <text:p text:style-name="P3"><text:span text:style-name="T1">NEXUS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: Rounded Corners 9" draw:style-name="gr3" draw:text-style-name="P4" draw:layer="layout" svg:width="8.267cm" svg:height="2.611cm" svg:x="17.78cm" svg:y="9.849cm">
            <text:p text:style-name="P3"><text:span text:style-name="T1">NERVE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ustom-shape draw:name="Oval 3" draw:style-name="gr4" draw:text-style-name="P5" draw:layer="layout" svg:width="4.277cm" svg:height="4.352cm" svg:x="15.013cm" svg:y="3.01cm">
          <text:p text:style-name="P3"><text:span text:style-name="T2">N²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1-title-Title-Slide" presentation:presentation-page-layout-name="AL1T33">
        <draw:custom-shape draw:name="Rectangle: Rounded Corners 2" draw:style-name="gr9" draw:text-style-name="P4" draw:layer="layout" svg:width="12.539cm" svg:height="2.611cm" svg:x="4.141cm" svg:y="4.842cm">
          <text:p text:style-name="P3"><text:span text:style-name="T1">NEXU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3" draw:style-name="gr9" draw:text-style-name="P4" draw:layer="layout" svg:width="12.539cm" svg:height="2.611cm" svg:x="18.091cm" svg:y="4.842cm">
          <text:p text:style-name="P3"><text:span text:style-name="T1">NERV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1" draw:style-name="gr10" draw:text-style-name="P5" draw:layer="layout" svg:width="4.277cm" svg:height="4.352cm" svg:x="15.16cm" svg:y="1.361cm">
          <text:p text:style-name="P3"><text:span text:style-name="T2">N²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 1" draw:style-name="gr11" draw:text-style-name="P11" draw:layer="layout" svg:width="12.508cm" svg:height="7.316cm" svg:x="4.141cm" svg:y="7.955cm">
          <text:p text:style-name="P9"><text:span text:style-name="T4">Executive Alignment</text:span><text:span text:style-name="T5">: Leadership, mid-level managers, and operational teams share a clear charter, mandate, and governance.</text:span></text:p>
          <text:p text:style-name="P9"><text:span text:style-name="T4">Foundational Setup</text:span><text:span text:style-name="T5">: Processes, tools, and enablement programs give teams what they need to succeed.</text:span></text:p>
          <text:p text:style-name="P9"><text:span text:style-name="T4">Execution Readiness</text:span><text:span text:style-name="T5">: Milestones, accountability, and resource allocation are spelled out, leaving no room for guesswork.</text:span></text:p>
          <text:p text:style-name="P10"><text:span text:style-name="T6"/></text:p>
          <draw:enhanced-geometry svg:viewBox="0 0 21600 21600" draw:type="non-primitive" draw:enhanced-path="M 0 0 L 21600 0 21600 21600 0 21600 Z N"/>
        </draw:custom-shape>
        <draw:custom-shape draw:name="Rectangle 2" draw:style-name="gr11" draw:text-style-name="P11" draw:layer="layout" svg:width="12.508cm" svg:height="7.316cm" svg:x="18.091cm" svg:y="7.955cm">
          <text:p text:style-name="P9"><text:span text:style-name="T4">Master Plan Execution</text:span><text:span text:style-name="T5">: Keep each function in sync and on pace, from product management to customer success.</text:span></text:p>
          <text:p text:style-name="P9"><text:span text:style-name="T4">Front-End &amp; Back-End Focus</text:span><text:span text:style-name="T5">: Align market traction (front-end) with operational readiness (back-end), feeding growth and ensuring customer satisfaction.</text:span></text:p>
          <text:p text:style-name="P9"><text:span text:style-name="T4">Structured Governance</text:span><text:span text:style-name="T5">: Track performance, eliminate bottlenecks, and fine-tune GTM based on real-time insights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ster1-Layout1-title-Title-Slide" presentation:presentation-page-layout-name="AL1T33">
        <draw:custom-shape draw:name="Rectangle: Rounded Corners 1" draw:style-name="gr12" draw:text-style-name="P13" draw:layer="layout" svg:width="18.319cm" svg:height="5.786cm" svg:x="8.255cm" svg:y="1.834cm">
          <text:p text:style-name="P12"><text:span text:style-name="T7">NEXU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6" draw:style-name="gr13" draw:text-style-name="P13" draw:layer="layout" svg:width="18.319cm" svg:height="5.786cm" svg:x="8.255cm" svg:y="8.819cm">
          <text:p text:style-name="P12"><text:span text:style-name="T7">NERV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6" draw:layer="layout" svg:width="0.001cm" svg:height="0.001cm" svg:x="0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Biryani" svg:font-family="Biryan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6.699999809265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.69999980926514pt" style:font-style-asian="normal" style:font-weight-asian="normal" style:font-size-complex="6.6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799999237060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.7999992370606pt" style:font-style-asian="normal" style:font-weight-asian="normal" style:font-size-complex="33.799999237060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5.8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.8000001907349pt" style:font-style-asian="normal" style:font-weight-asian="normal" style:font-size-complex="15.8000001907349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9">Click to edit Master </text:span><text:span text:style-name="MT9">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</text:span><text:span text:style-name="MT3">edit </text:span><text:span text:style-name="MT3">Master </text:span><text:span text:style-name="MT3">text </text:span><text:span text:style-name="MT3">styles</text:span></text:p>
              <text:list>
                <text:list-item>
                  <text:p text:style-name="MP8"><text:span text:style-name="MT4">Seco</text:span><text:span text:style-name="MT4">nd </text:span><text:span text:style-name="MT4">leve</text:span><text:span text:style-name="MT4">l</text:span></text:p>
                  <text:list>
                    <text:list-item>
                      <text:p text:style-name="MP9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</text:span><text:span text:style-name="MT3">edit </text:span><text:span text:style-name="MT3">Master </text:span><text:span text:style-name="MT3">text </text:span><text:span text:style-name="MT3">styles</text:span></text:p>
              <text:list>
                <text:list-item>
                  <text:p text:style-name="MP8"><text:span text:style-name="MT4">Seco</text:span><text:span text:style-name="MT4">nd </text:span><text:span text:style-name="MT4">leve</text:span><text:span text:style-name="MT4">l</text:span></text:p>
                  <text:list>
                    <text:list-item>
                      <text:p text:style-name="MP9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</text:span><text:span text:style-name="MT3">edit </text:span><text:span text:style-name="MT3">Master </text:span><text:span text:style-name="MT3">text </text:span><text:span text:style-name="MT3">styles</text:span></text:p>
              <text:list>
                <text:list-item>
                  <text:p text:style-name="MP8"><text:span text:style-name="MT4">Seco</text:span><text:span text:style-name="MT4">nd </text:span><text:span text:style-name="MT4">leve</text:span><text:span text:style-name="MT4">l</text:span></text:p>
                  <text:list>
                    <text:list-item>
                      <text:p text:style-name="MP9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</text:span><text:span text:style-name="MT3">edit </text:span><text:span text:style-name="MT3">Master </text:span><text:span text:style-name="MT3">text </text:span><text:span text:style-name="MT3">styles</text:span></text:p>
              <text:list>
                <text:list-item>
                  <text:p text:style-name="MP8"><text:span text:style-name="MT4">Seco</text:span><text:span text:style-name="MT4">nd </text:span><text:span text:style-name="MT4">leve</text:span><text:span text:style-name="MT4">l</text:span></text:p>
                  <text:list>
                    <text:list-item>
                      <text:p text:style-name="MP9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</text:span><text:span text:style-name="MT3">edit </text:span><text:span text:style-name="MT3">Master </text:span><text:span text:style-name="MT3">text </text:span><text:span text:style-name="MT3">styles</text:span></text:p>
              <text:list>
                <text:list-item>
                  <text:p text:style-name="MP8"><text:span text:style-name="MT4">Seco</text:span><text:span text:style-name="MT4">nd </text:span><text:span text:style-name="MT4">leve</text:span><text:span text:style-name="MT4">l</text:span></text:p>
                  <text:list>
                    <text:list-item>
                      <text:p text:style-name="MP9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<text:list>
                        <text:list-item>
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6">Click to edit </text:span><text:span text:style-name="MT6">Master text </text:span><text:span text:style-name="MT6">styles</text:span></text:p>
              <text:list>
                <text:list-item>
                  <text:p text:style-name="MP8"><text:span text:style-name="MT13">Second </text:span><text:span text:style-name="MT13">level</text:span></text:p>
                  <text:list>
                    <text:list-item>
                      <text:p text:style-name="MP9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<text:list>
                        <text:list-item>
                          <text:p text:style-name="MP10"><text:span text:style-name="MT14">F</text:span><text:span text:style-name="MT14">o</text:span><text:span text:style-name="MT14">u</text:span><text:span text:style-name="MT14">r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<text:list>
                            <text:list-item>
                              <text:p text:style-name="MP11"><text:span text:style-name="MT14">F</text:span><text:span text:style-name="MT14">i</text:span><text:span text:style-name="MT14">f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6">Click icon to add </text:span><text:span text:style-name="MT6">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3-22">3/22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title/>
    <meta:initial-creator/>
    <meta:creation-date>2025-02-16T17:33:37Z</meta:creation-date>
    <dc:date>2025-03-22T12:34:06.322438732</dc:date>
    <meta:editing-cycles>99</meta:editing-cycles>
    <meta:editing-duration>PT20H23M40S</meta:editing-duration>
    <meta:document-statistic meta:object-count="172"/>
    <meta:template xlink:type="simple" xlink:actuate="onRequest" xlink:title="" xlink:href="./office%20theme"/>
  </office:meta>
</office:document-meta>
</file>